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51dd" style:font-weight-asian="bold" style:font-weight-complex="bold"/>
    </style:style>
    <style:style style:name="T6" style:family="text">
      <style:text-properties fo:font-weight="bold" officeooo:rsid="000e18a9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e18a9"/>
    </style:style>
    <style:style style:name="T10" style:family="text">
      <style:text-properties officeooo:rsid="000e18a9"/>
    </style:style>
    <style:style style:name="T11" style:family="text">
      <style:text-properties officeooo:rsid="000f5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5">Nei</text:span><text:span text:style-name="T4"> </text:span><text:span text:style-name="T6">Niveau </text:span><text:span text:style-name="T4">3 </text:span>: <text:s/><text:span text:style-name="T11">Modificateur : +3<text:tab/>Attaque de Sort : +5<text:tab/><text:tab/>Sauvegarde : 13</text:span></text:p>
      <text:p text:style-name="Text_20_body"><text:span text:style-name="T7">Sorts de Niveau </text:span><text:span text:style-name="T9">2</text:span><text:span text:style-name="T7"> (2 utilisables) : </text:span><text:span text:style-name="T1"><text:s/></text:span>☐ ☐ 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PACTE DE L'EPEE<text:span text:style-name="T2"> [capacité]</text:span></text:p>
            <text:p text:style-name="Table_20_Contents">[<text:span text:style-name="T4">Bonus</text:span>] : Invoquer une arme de votre choix en main.</text:p>
            <text:p text:style-name="Table_20_Contents">Avec cette arme liée, vous utilisez <text:span text:style-name="T4">CHARISME</text:span> pour <text:span text:style-name="T4">l'Attaque</text:span> et les <text:span text:style-name="T4">Dégats</text:span>.</text:p>
            <text:p text:style-name="Table_20_Contents">Le type de dégats est <text:span text:style-name="T4">Necrotique</text:span>, <text:span text:style-name="T4">Psychique</text:span>, <text:span text:style-name="T4">Radiant</text:span> ou <text:span text:style-name="T4">physique</text:span>.</text:p>
          </table:table-cell>
          <table:table-cell table:style-name="Tableau1.B1" office:value-type="string">
            <text:p text:style-name="Table_20_Contents"><text:span text:style-name="T8">PACTE DES CHAINES</text:span> [Capacité]</text:p>
            <text:p text:style-name="Table_20_Contents">Permets d'invoquer « <text:span text:style-name="T4">Appel du Familier</text:span> » gratuitement.</text:p>
            <text:p text:style-name="Table_20_Contents">Vous pouvez abandonner votre attaque pour laisser le familier la faire à votre place en Reaction.</text:p>
          </table:table-cell>
        </table:table-row>
        <table:table-row>
          <table:table-cell table:style-name="Tableau1.A2" office:value-type="string">
            <text:p text:style-name="P1">ESPRIT EVEILLE [illimité]</text:p>
            <text:p text:style-name="Table_20_Contents">[<text:span text:style-name="T4">Bonus</text:span>] Peut former une connection télépathique avec l'esprit d'une autre personne.</text:p>
            <text:p text:style-name="Table_20_Contents">La personne doit être à 9m pour être choisie.</text:p>
            <text:p text:style-name="Table_20_Contents">La télépathie est maintenue jusqu'à 1 + CHARISME kilomètres.</text:p>
            <text:p text:style-name="Table_20_Contents">La même langue doit être parlée.</text:p>
            <text:p text:style-name="Table_20_Contents">Le lien dure (Niveau) minutes.</text:p>
            <text:p text:style-name="Table_20_Contents">Une seule personne à la fois.</text:p>
            <text:p text:style-name="Table_20_Contents"/>
          </table:table-cell>
          <table:table-cell table:style-name="Tableau1.B2" office:value-type="string">
            <text:p text:style-name="Table_20_Contents"><text:span text:style-name="T8">APPEL DU FAMILIER</text:span> [Illimité]</text:p>
            <text:p text:style-name="Table_20_Contents">1h d'incantation.</text:p>
            <text:p text:style-name="Table_20_Contents">Vous obtenez un Familier. Independant, mais obeissant.</text:p>
            <text:p text:style-name="Table_20_Contents"><text:span text:style-name="T4">Telepathie </text:span>: Communication si à 30 m.</text:p>
            <text:p text:style-name="Table_20_Contents"><text:span text:style-name="T4">Sens du familier </text:span>: Voir &amp; entendre par lui.</text:p>
            <text:p text:style-name="Table_20_Contents"><text:span text:style-name="T4">Toucher du Familier </text:span>: Le Familier peut lancer le sort de toucher pour vous.</text:p>
            <text:p text:style-name="Table_20_Contents"><text:span text:style-name="T4">Combat</text:span> : Initiative, mais n'attaque pas. </text:p>
            <text:p text:style-name="Table_20_Contents"><text:span text:style-name="T4">Congedier</text:span> : Action pour le ranger dans sa dimension de poche.</text:p>
          </table:table-cell>
        </table:table-row>
        <table:table-row>
          <table:table-cell table:style-name="Tableau1.A2" office:value-type="string">
            <text:p text:style-name="Table_20_Contents"><text:span text:style-name="T8">REPRESAILLE INFERNALE</text:span> [Sort]</text:p>
            <text:p text:style-name="Table_20_Contents">Réaction (Etre blessée) – 18m.</text:p>
            <text:p text:style-name="P2">Entoure l'attaquant de flammes vertes.</text:p>
            <text:p text:style-name="Table_20_Contents">Jet de Sauvegarde <text:span text:style-name="T4">Dexterité</text:span> pour <text:span text:style-name="T4">½</text:span> dmg.</text:p>
            <text:p text:style-name="Table_20_Contents">Sinon <text:span text:style-name="T4">3d10</text:span> dégats de <text:span text:style-name="T4">feu</text:span>.</text:p>
            <text:p text:style-name="Table_20_Contents"/>
          </table:table-cell>
          <table:table-cell table:style-name="Tableau1.B2" office:value-type="string">
            <text:p text:style-name="Table_20_Contents"><text:span text:style-name="T8">ASTUCE MAGIQUE</text:span> [Capacité]</text:p>
            <text:p text:style-name="Table_20_Contents">Une fois par jour.</text:p>
            <text:p text:style-name="Table_20_Contents">S'il ne vous reste plus de sorts, faire un rite ésotérique d'une minute pour regagner la moitié des sorts disponibles.</text:p>
          </table:table-cell>
        </table:table-row>
        <table:table-row>
          <table:table-cell table:style-name="Tableau1.A2" office:value-type="string">
            <text:p text:style-name="Table_20_Contents"><text:span text:style-name="T8">MALEFICE</text:span> [Sort]</text:p>
            <text:p text:style-name="Table_20_Contents">Bonus – 27 m – Concentration </text:p>
            <text:p text:style-name="P2">Place un maléfice sur la cible.</text:p>
            <text:p text:style-name="Table_20_Contents">Elle subit <text:span text:style-name="T4">1d6 Necrotique </text:span>chaque fois que vous la touchez avec une <text:span text:style-name="T4">attaque</text:span>.</text:p>
            <text:p text:style-name="Table_20_Contents">Elle subit <text:span text:style-name="T4">DESAV</text:span> lorsqu'elle utilise une compétence d'une <text:span text:style-name="T4">CARACTERISTIQUE</text:span> que vous choisissez.</text:p>
            <text:p text:style-name="Table_20_Contents">Peut durer jusqu'à 4h.</text:p>
          </table:table-cell>
          <table:table-cell table:style-name="Tableau1.B2" office:value-type="string">
            <text:p text:style-name="Table_20_Contents"><text:span text:style-name="T8">FOULEE BRUMEUSE</text:span> [Sort]</text:p>
            <text:p text:style-name="Table_20_Contents">Bonus – Soit-Même</text:p>
            <text:p text:style-name="P2">Vous laissez sur place un petit nuage de brume argenté, et vous téléportez de <text:span text:style-name="T4">9m</text:span> à un endroit inoccupé. </text:p>
          </table:table-cell>
        </table:table-row>
        <table:table-row>
          <table:table-cell table:style-name="Tableau1.A2" office:value-type="string">
            <text:p text:style-name="Table_20_Contents"><text:span text:style-name="T8">FORCE FANTASMAGORIQUE</text:span> [Sort]</text:p>
            <text:p text:style-name="Table_20_Contents">Action – 18m – Concentration </text:p>
            <text:p text:style-name="P2">Vous essayez de créer une illusion dans l'esprit de la créature que vous ciblez. </text:p>
            <text:p text:style-name="Table_20_Contents">La cible fait un <text:span text:style-name="T4">Jet Sauvegarde Intelligence</text:span>. Si échec, elle voit un objet fantasmagorique ou une créature qui l'attaque. </text:p>
            <text:p text:style-name="Table_20_Contents">Un Jet de Compétence <text:span text:style-name="T4">Investigation</text:span> réussi permets de réaliser que c'est une Illusion.</text:p>
            <text:p text:style-name="Table_20_Contents">Si la cible la pense vraie, elle prends <text:span text:style-name="T4">2d8 dégats Psychiques</text:span> par tour.</text:p>
          </table:table-cell>
          <table:table-cell table:style-name="Tableau1.B2" office:value-type="string">
            <text:p text:style-name="Table_20_Contents"><text:span text:style-name="T8">FOU RIRE</text:span> [Sort]</text:p>
            <text:p text:style-name="Table_20_Contents">Action – 9m – Concentration </text:p>
            <text:p text:style-name="P2">Une créature visible et à portée trouve tout hilarant et fait une crise de fou rire.</text:p>
            <text:p text:style-name="Table_20_Contents">Jet <text:span text:style-name="T4">Sauvegarde Sagesse</text:span> ou <text:span text:style-name="T4">tombe à terre</text:span> et ne <text:span text:style-name="T4">peut plus agir ou se relever</text:span> pendant tout le sort.</text:p>
            <text:p text:style-name="Table_20_Contents">Ne marche pas sur créature à faible intelligence.</text:p>
            <text:p text:style-name="Table_20_Contents">A <text:span text:style-name="T4">chaque fin de tour</text:span> ou chaque <text:span text:style-name="T4">dégât</text:span> subit, nouveau jet de Sauvegarde. Avec <text:span text:style-name="T4">AVANTAGE</text:span> si dégats subits.</text:p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T8">DETECTION DES PENSEES</text:span> [Sort]</text:p>
            <text:p text:style-name="Table_20_Contents">Action – Soit-même – Concentration</text:p>
            <text:p text:style-name="P2">Vous activez l'un de ces effets, que vous pouvez changer à chaque tour :</text:p>
            <text:p text:style-name="Table_20_Contents"><text:span text:style-name="T3">Sentir les Pensées</text:span> : Sentir la présence de pensée à 9m autour de créatures avec une langue ou de la télépathie.</text:p>
            <text:p text:style-name="Table_20_Contents"><text:span text:style-name="T4">Lire les Pensées </text:span>: Viser une créature pensante visible à 9m ou moins, ou dont les pensées ont été détectées pour lire ses pensées.</text:p>
            <text:p text:style-name="Table_20_Contents"><text:span text:style-name="T4">Fouiller les Pensées</text:span> : Doit avoir Lu les Pensées. Aller plus en profondeur. Cible fait <text:span text:style-name="T4">Jet de Sauvegarde Sagesse</text:span>. </text:p>
            <text:p text:style-name="Table_20_Contents">Si <text:span text:style-name="T4">echec </text:span>: on discerne le raisonnement et les émotions de la cible, ou autres préoccupations fortes.</text:p>
            <text:p text:style-name="Table_20_Contents">La cible s'en aperçoit et peut y résister par la suite avec des Jets <text:span text:style-name="T4">d'Arcane</text:span>.</text:p>
          </table:table-cell>
          <table:table-cell table:style-name="Tableau1.B2" office:value-type="string">
            <text:p text:style-name="Table_20_Contents"><text:span text:style-name="T8">MURMURES DISSONANTS</text:span> [Sort]</text:p>
            <text:p text:style-name="Table_20_Contents">Action – 18m </text:p>
            <text:p text:style-name="P2">Vous faites entendre à une cible une mélodie dissonante. </text:p>
            <text:p text:style-name="Table_20_Contents">Elle doit faire <text:span text:style-name="T4">Jet Sauvegarde Sagesse</text:span>. Si <text:span text:style-name="T4">échec</text:span>, elle subit <text:span text:style-name="T4">4d6 dégats Psychiques</text:span> et doit utiliser sa Réaction, si possible, pour <text:span text:style-name="T4">fuir</text:span> aussi loin que possible. Sinon,<text:span text:style-name="T4"> ½ dégats</text:span> seulement.</text:p>
          </table:table-cell>
        </table:table-row>
        <table:table-row>
          <table:table-cell table:style-name="Tableau1.A2" office:value-type="string">
            <text:p text:style-name="Table_20_Contents"><text:span text:style-name="T8">SORTS PSYCHIQUES</text:span> [Capacité passive]</text:p>
            <text:p text:style-name="Table_20_Contents">Les sorts peuvent être de type <text:span text:style-name="T4">Psychique</text:span>.</text:p>
            <text:p text:style-name="Table_20_Contents">Les sorts d'illusion ou d'enchantement peuvent être lancés silencieusement et sans geste.</text:p>
          </table:table-cell>
          <table:table-cell table:style-name="Tableau1.B2" office:value-type="string">
            <text:p text:style-name="Table_20_Contents"><text:span text:style-name="T8">DECHARGE OCCULTE</text:span> [illimité]</text:p>
            <text:p text:style-name="Table_20_Contents">Action – 20m</text:p>
            <text:p text:style-name="Table_20_Contents">Rayon d’énergie sombre.</text:p>
            <text:p text:style-name="Table_20_Contents"><text:span text:style-name="T4">Jet d'Attaque </text:span>: Inflige 1d10 + CHARISME</text:p>
            <text:p text:style-name="Table_20_Contents"><text:span text:style-name="T4">Niveau 5,11,17</text:span> : lance un rayon supplémentaire.</text:p>
          </table:table-cell>
        </table:table-row>
        <table:table-row>
          <table:table-cell table:style-name="Tableau1.A2" office:value-type="string">
            <text:p text:style-name="Table_20_Contents"><text:span text:style-name="T8">TRAIT ENSORCELE</text:span> [Sort]</text:p>
            <text:p text:style-name="P2">Action – 18m – Concentration</text:p>
            <text:p text:style-name="Table_20_Contents">Lance un rayon d'energie, formant un arc electrique entre vous et la cible.</text:p>
            <text:p text:style-name="Table_20_Contents"><text:span text:style-name="T4">Jet d'Attaque</text:span> pour toucher.</text:p>
            <text:p text:style-name="Table_20_Contents">En cas de réussite : <text:span text:style-name="T4">2d12 Eclair</text:span>.</text:p>
            <text:p text:style-name="Table_20_Contents">[<text:span text:style-name="T4">Bonus</text:span>]Aux tours suivants, maintenir le sort pour <text:span text:style-name="T4">2d12 dégats Eclair</text:span> supplémentaire, même si l'attaque avait échouée.</text:p>
            <text:p text:style-name="Table_20_Contents">Cesse si la cible hors de portée ou cachée.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1T19:44:01.03</meta:creation-date>
    <dc:date>2024-09-22T11:49:23.449000000</dc:date>
    <meta:editing-duration>PT5H2M56S</meta:editing-duration>
    <meta:editing-cycles>19</meta:editing-cycles>
    <meta:generator>LibreOffice/6.3.3.2$Windows_X86_64 LibreOffice_project/a64200df03143b798afd1ec74a12ab50359878ed</meta:generator>
    <meta:document-statistic meta:table-count="1" meta:image-count="0" meta:object-count="0" meta:page-count="2" meta:paragraph-count="80" meta:word-count="706" meta:character-count="4295" meta:non-whitespace-character-count="3641"/>
  </office:meta>
</office:document-meta>
</file>